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opacity="25%" draw:textarea-horizontal-align="justify" draw:textarea-vertical-align="middle" draw:auto-grow-height="false" fo:min-height="2.798cm" fo:min-width="18.55cm"/>
    </style:style>
    <style:style style:name="gr4" style:family="graphic" style:parent-style-name="standard">
      <style:graphic-properties draw:opacity="25%" draw:textarea-horizontal-align="justify" draw:textarea-vertical-align="middle" draw:auto-grow-height="false" fo:min-height="2.798cm" fo:min-width="7.374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2.54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2.80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3.56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04cm" fo:min-width="1.0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2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  <style:text-properties style:font-name="Frutiger Light Condensed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text-properties style:font-name="Frutiger Light Condensed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4cm" fo:margin-bottom="0cm"/>
      <style:text-properties style:font-name="Frutiger Light Condensed"/>
    </style:style>
    <style:style style:name="P10" style:family="paragraph">
      <style:text-properties style:font-name="Frutiger Light Condensed" fo:font-size="10pt" style:font-size-asian="10pt" style:font-size-complex="10pt"/>
    </style:style>
    <style:style style:name="P11" style:family="paragraph">
      <loext:graphic-properties draw:fill="none" draw:fill-color="#ffffff"/>
      <style:text-properties style:font-name="Frutiger Light Condensed" fo:font-size="10pt" style:font-size-asian="10pt" style:font-size-complex="10pt"/>
    </style:style>
    <style:style style:name="P12" style:family="paragraph">
      <loext:graphic-properties draw:fill-color="#ffffff"/>
    </style:style>
    <style:style style:name="P13" style:family="paragraph">
      <style:paragraph-properties fo:margin-top="0.4cm" fo:margin-bottom="0cm"/>
    </style:style>
    <style:style style:name="P14" style:family="paragraph">
      <loext:graphic-properties draw:opacity="25%"/>
      <style:paragraph-properties fo:text-align="center"/>
      <style:text-properties style:font-name="Frutiger Light Condensed"/>
    </style:style>
    <style:style style:name="P15" style:family="paragraph">
      <style:paragraph-properties fo:text-align="center"/>
      <style:text-properties style:font-name="Frutiger Light Condensed"/>
    </style:style>
    <style:style style:name="P16" style:family="paragraph">
      <loext:graphic-properties draw:fill="none" draw:fill-color="#ffffff"/>
      <style:text-properties style:font-name="Frutiger Light Condensed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font-name="Frutiger Light Condense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Frutiger Light Condensed"/>
    </style:style>
    <style:style style:name="P19" style:family="paragraph">
      <style:paragraph-properties fo:margin-top="0.5cm" fo:margin-bottom="0cm"/>
      <style:text-properties style:font-name="Frutiger Light Condensed"/>
    </style:style>
    <style:style style:name="P20" style:family="paragraph">
      <style:paragraph-properties fo:margin-top="0.3cm" fo:margin-bottom="0cm"/>
      <style:text-properties style:font-name="Frutiger Light Condensed"/>
    </style:style>
    <style:style style:name="P21" style:family="paragraph">
      <style:paragraph-properties fo:margin-left="0cm" fo:margin-right="0cm" fo:margin-top="0.4cm" fo:margin-bottom="0cm" fo:line-height="100%" fo:text-indent="0cm"/>
      <style:text-properties style:font-name="Frutiger Light Condensed" fo:font-size="10pt" style:font-size-asian="10pt" style:font-size-complex="10pt"/>
    </style:style>
    <style:style style:name="P22" style:family="paragraph">
      <loext:graphic-properties draw:fill="none" draw:fill-color="#ffffff"/>
      <style:paragraph-properties fo:margin-left="0cm" fo:margin-right="0cm" fo:margin-top="0.4cm" fo:margin-bottom="0cm" fo:line-height="100%" fo:text-indent="0cm"/>
      <style:text-properties style:font-name="Frutiger Light Condensed" fo:font-size="10pt" style:font-size-asian="10pt" style:font-size-complex="10pt"/>
    </style:style>
    <style:style style:name="P23" style:family="paragraph">
      <style:text-properties fo:color="#c9211e"/>
    </style:style>
    <style:style style:name="P24" style:family="paragraph">
      <style:paragraph-properties fo:margin-top="0.5cm" fo:margin-bottom="0cm" fo:text-align="start"/>
      <style:text-properties style:font-name="Frutiger Light Condensed" fo:font-weight="normal" style:font-weight-asian="normal" style:font-weight-complex="normal"/>
    </style:style>
    <style:style style:name="P25" style:family="paragraph">
      <style:text-properties fo:color="#c9211e" style:font-name="Frutiger Light Condens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Frutiger Light Condensed"/>
    </style:style>
    <style:style style:name="T4" style:family="text">
      <style:text-properties fo:color="#c9211e"/>
    </style:style>
    <style:style style:name="T5" style:family="text">
      <style:text-properties fo:color="#c9211e" fo:font-weight="bold" style:font-weight-asian="bold" style:font-weight-complex="bold"/>
    </style:style>
    <style:style style:name="T6" style:family="text">
      <style:text-properties fo:color="#c9211e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style:font-name="Frutiger Light Condensed" fo:font-weight="normal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text-position="33% 58%" style:font-name="Frutiger Light Condensed"/>
    </style:style>
    <style:style style:name="T11" style:family="text">
      <style:text-properties style:text-position="0% 100%" style:font-name="Frutiger Light Condense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9211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Image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Display device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Rendered images are shown on <text:span text:style-name="T1">display device</text:span></text:p>
                <text:list>
                  <text:list-item>
                    <text:p text:style-name="P5"><text:span text:style-name="T2">e.g., monitor, television screen, etc.</text:span></text:p>
                  </text:list-item>
                </text:list>
              </text:list-item>
              <text:list-item>
                <text:p text:style-name="P5">Display devices are adapted for showing <text:span text:style-name="T1">raster images</text:span> – arrays of pixels</text:p>
              </text:list-item>
              <text:list-item>
                <text:p text:style-name="P5"><text:span text:style-name="T1">Display devices are limited</text:span> in:</text:p>
                <text:list>
                  <text:list-item>
                    <text:p text:style-name="P5">Resolution (number of pixels)</text:p>
                  </text:list-item>
                  <text:list-item>
                    <text:p text:style-name="P5">Brightness (intensity)</text:p>
                  </text:list-item>
                  <text:list-item>
                    <text:p text:style-name="P5">Contrast</text:p>
                  </text:list-item>
                  <text:list-item>
                    <text:p text:style-name="P5">Color (gamut)</text:p>
                  </text:list-item>
                </text:list>
              </text:list-item>
              <text:list-item>
                <text:p text:style-name="P5">Rendered images may contain values which can not be directly shown on display devi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3">Frames per second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Number of rendered images per second:</text:p>
                <text:list>
                  <text:list-item>
                    <text:p text:style-name="P5">Real-time graphics</text:p>
                  </text:list-item>
                  <text:list-item>
                    <text:p text:style-name="P5">Interactive graphics</text:p>
                  </text:list-item>
                  <text:list-item>
                    <text:p text:style-name="P5">Offline graph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7"><text:span text:style-name="T3">Image buffer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Rendering algorithm uses virtual camera which defines film information</text:span></text:p>
              </text:list-item>
              <text:list-item>
                <text:p><text:span text:style-name="T3">Film is in fact raster image → it contains array of pixels also called image buffer.</text:span></text:p>
              </text:list-item>
              <text:list-item>
                <text:p><text:span text:style-name="T3">Rendering of each pixel produces a raster image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Reconstructing images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Final image is reconstructed from samples per pixel</text:p>
                <text:list>
                  <text:list-item>
                    <text:p text:style-name="P5"><text:span text:style-name="T4">TODO</text:span></text:p>
                  </text:list-item>
                  <text:list-item>
                    <text:p text:style-name="P5"><text:span text:style-name="T5">RTR 5.4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Storing images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Storing the rendered im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Two main types of images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Raster images</text:p>
              </text:list-item>
              <text:list-item>
                <text:p text:style-name="P5">Vector im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3">Vector imag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hapes in vector image are analytical defined </text:span></text:p>
              </text:list-item>
              <text:list-item>
                <text:p><text:span text:style-name="T3">To display an image, rendering is performed to evaluate analytically defines shapes on raster displa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7"><text:span text:style-name="T3">Raster image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Raster images are made of array of pixels.</text:span></text:p>
              </text:list-item>
              <text:list-item>
                <text:p><text:span text:style-name="T3">Each pixel contains one color</text:span></text:p>
              </text:list-item>
              <text:list-item>
                <text:p><text:span text:style-name="T3">Discrete represent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7"><text:span text:style-name="T3">Raster image file format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opular raster image file formats are JPG, PNG, TIFF, etc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7"><text:span text:style-name="T3">Raster image display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Rendering results in raster image where each pixel has certain color</text:span></text:p>
              </text:list-item>
              <text:list-item>
                <text:p><text:span text:style-name="T3">Due to display devices, using “original” pixel values is sometimes not desired due to limitations</text:span></text:p>
              </text:list-item>
              <text:list-item>
                <text:p><text:span text:style-name="T3">Remapping of colorspace is often done to achieve correct display</text:span></text:p>
              </text:list-item>
              <text:list-item>
                <text:p><text:span text:style-name="T3">Gamut plays an important role</text:span></text:p>
              </text:list-item>
              <text:list-item>
                <text:p><text:span text:style-name="T3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Display encoding</text:p>
          </draw:text-box>
        </draw:frame>
        <draw:frame presentation:style-name="pr4" draw:text-style-name="P5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5">All input values (e.g., texture image) for rendering and all values during rendering must be in <text:span text:style-name="T1">linear</text:span> colorspace.</text:p>
                <text:list>
                  <text:list-item>
                    <text:p text:style-name="P5">Linear values are needed for correct addition and multiplication operations</text:p>
                  </text:list-item>
                </text:list>
              </text:list-item>
              <text:list-item>
                <text:p text:style-name="P5">On the other hand, display devices have <text:span text:style-name="T1">nonlinear </text:span><text:span text:style-name="T2">(power law) relationship between input voltage and display radiance</text:span></text:p>
                <text:list>
                  <text:list-item>
                    <text:p text:style-name="P5"><text:span text:style-name="T2">Early display devices that were based on cathode-ray tube (CRT). As energy level applied to pixel is increased, the radiance emitted doesn’t grow linearly but according to power law. For example, pixel set to 50% will emit 0.5^2 amount of light.</text:span></text:p>
                  </text:list-item>
                  <text:list-item>
                    <text:p text:style-name="P5"><text:span text:style-name="T2">LCDs and other display devices mimic the CRT response, although have different intrinsic tone response curves.</text:span></text:p>
                  </text:list-item>
                  <text:list-item>
                    <text:p text:style-name="P5"><text:span text:style-name="T2">Relationship between digital values in image buffer and radiance levels emitted from the display is described with electrical-optical transfer function (EOTF)*</text:span></text:p>
                  </text:list-item>
                </text:list>
              </text:list-item>
              <text:list-item>
                <text:p text:style-name="P5"><text:span text:style-name="T2">Problem 1: image which is rendered is in linear colorspace and will not display correctly if shown directly</text:span></text:p>
                <text:list>
                  <text:list-item>
                    <text:p text:style-name="P5"><text:span text:style-name="T2">Linear values will appear to dim on the screen </text:span><text:span text:style-name="T6">&lt;image&gt;</text:span></text:p>
                  </text:list-item>
                </text:list>
              </text:list-item>
              <text:list-item>
                <text:p text:style-name="P5"><text:span text:style-name="T2">Problem 2: when working in modeling tools where we pick texture images or colors on screen, those colors are encoded for display device so we can see them properly</text:span></text:p>
                <text:list>
                  <text:list-item>
                    <text:p text:style-name="P9"><text:span text:style-name="T7">They can not be used in rendering computation directly because they are in non-linear space: shading computations are correct for linear values </text:span><text:span text:style-name="T8">&lt;image&gt;</text:span></text:p>
                  </text:list-item>
                </text:list>
              </text:list-item>
              <text:list-item>
                <text:p text:style-name="P5"><text:span text:style-name="T2">When encoding linear color values for display, the goal is to cancel out the effect of display transfer function: inverse of display transfer function is applied to <text:s/>color values – </text:span><text:span text:style-name="T1">gamma correction</text:span></text:p>
                <text:list>
                  <text:list-item>
                    <text:p><text:span text:style-name="T2">Standard transfer function for personal computer display is called </text:span><text:span text:style-name="T1">sRGB</text:span></text:p>
                  </text:list-item>
                  <text:list-item>
                    <text:p><text:span text:style-name="T5">&lt;image: texture → decoding → shading → encoding → display (decoding)&gt;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27.432cm" svg:height="0.687cm" svg:x="0.254cm" svg:y="14.478cm">
          <draw:text-box>
            <text:p text:style-name="P10"><text:span text:style-name="T9">* also optical-electrical transfer function describe the other end of the process for image and video capture devi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7"><text:span text:style-name="T3">Gamma correc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Gamma correction can be seen as last step in rendering and post-processing – when everything is computed and image is ready for display.</text:span></text:p>
                <text:list>
                  <text:list-item>
                    <text:p><text:span text:style-name="T3">To encode rendered image which is in linear colorspace (x) for sRGB display (y) the following formula is applied to all color values:</text:span></text:p>
                    <text:list>
                      <text:list-item>
                        <text:p><text:span text:style-name="T3">y = x</text:span><text:span text:style-name="T10">1 / gamma</text:span><text:span text:style-name="T11">, where gamma = 2.2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Everything we see on the screen (e.g., image textures or color-pickers in modeling tools) is display-encoded data and those values must be decoded to linear values for rendering.</text:span></text:p>
                <text:list>
                  <text:list-item>
                    <text:p text:style-name="P13"><text:span text:style-name="T12">To decode sRGB display encoded values (y) to linear colorspace (x) </text:span><text:span text:style-name="T11">the following formula is applied to all color values:</text:span></text:p>
                    <text:list>
                      <text:list-item>
                        <text:p><text:span text:style-name="T11">x = y</text:span><text:span text:style-name="T10">gamma</text:span><text:span text:style-name="T11">, where gamma = 2.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High dynamic range display encoding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By now we have discussed standard dynamic range (SDR): </text:p>
                <text:list>
                  <text:list-item>
                    <text:p text:style-name="P5"><text:span text:style-name="T13">SDR Monitors use sRGB </text:span>display standard</text:p>
                  </text:list-item>
                  <text:list-item>
                    <text:p text:style-name="P5">SDR Televisions use Rec. 709 and Rec. 1886 display standards</text:p>
                  </text:list-item>
                </text:list>
              </text:list-item>
              <text:list-item>
                <text:p text:style-name="P5">Both SDR monitors and televisions have same RGB <text:span text:style-name="T1">gamut </text:span><text:span text:style-name="T2">and</text:span> <text:span text:style-name="T1">white point</text:span> (D65), also similar non-linear encoding curves and luminance levels</text:p>
              </text:list-item>
              <text:list-item>
                <text:p text:style-name="P5">HDR displays use Rec. 2020 and Rec. 2100 standards</text:p>
                <text:list>
                  <text:list-item>
                    <text:p text:style-name="P9"><text:span text:style-name="T13">Rec. 2020 has significantly wider color gamut and same white point (D65) as <text:s/></text:span>Rec. 709 and sRGB color spaces</text:p>
                  </text:list-item>
                  <text:list-item>
                    <text:p text:style-name="P9">Rec. 2100 defines two non-linear display encodings: perceptual quantizer (PQ) and hybrid-log gamma (HLG)</text:p>
                  </text:list-item>
                </text:list>
              </text:list-item>
              <text:list-item>
                <text:p text:style-name="P5"><text:span text:style-name="T4">&lt;image comparing gamuts&gt;</text:span></text:p>
              </text:list-item>
              <text:list-item>
                <text:p text:style-name="P5">Therefore, different methods must be used for transferring rendered images in linear colorspace to HDR display:</text:p>
                <text:list>
                  <text:list-item>
                    <text:p text:style-name="P5">HDR10</text:p>
                  </text:list-item>
                  <text:list-item>
                    <text:p text:style-name="P5">scRGB</text:p>
                  </text:list-item>
                  <text:list-item>
                    <text:p text:style-name="P5">Dolby V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Tone mapping</text:p>
          </draw:text-box>
        </draw:frame>
        <draw:frame presentation:style-name="pr4" draw:text-style-name="P5" draw:layer="layout" svg:width="25.199cm" svg:height="7.491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Reminder: </text:span><text:span text:style-name="T1">Rendering</text:span><text:span text:style-name="T2"> is process of calculating image color based on 3D scene description. </text:span></text:p>
                <text:list>
                  <text:list-item>
                    <text:p text:style-name="P5"><text:span text:style-name="T2">The final results is – pixel values in display buffer – still needs to be determined.</text:span></text:p>
                  </text:list-item>
                </text:list>
              </text:list-item>
              <text:list-item>
                <text:p text:style-name="P5"><text:span text:style-name="T2">Reminder:</text:span><text:span text:style-name="T1"> Display encoding</text:span> is process in which linear color (radiance) values are converted to nonlinear values for display hardware.</text:p>
                <text:list>
                  <text:list-item>
                    <text:p text:style-name="P5">Inverse of display EOTF is applied so that linear values in image buffer match the linear radiance emitted by the display</text:p>
                  </text:list-item>
                </text:list>
              </text:list-item>
              <text:list-item>
                <text:p text:style-name="P5">Between rendering and display encoding there is <text:span text:style-name="T1">tone mapping step.</text:span></text:p>
              </text:list-item>
              <text:list-item>
                <text:p text:style-name="P5"><text:span text:style-name="T2">But let’s see the big picture of </text:span><text:span text:style-name="T1">imaging pipeline</text:span><text:span text:style-name="T2"> firs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3">Imaging pipeline</text:p>
          </draw:text-box>
        </draw:frame>
        <draw:custom-shape draw:style-name="gr3" draw:text-style-name="P14" draw:layer="layout" svg:width="19.05cm" svg:height="3.048cm" svg:x="8.382cm" svg:y="11.5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7.874cm" svg:height="3.048cm" svg:x="0.508cm" svg:y="11.5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048cm" svg:height="1.778cm" svg:x="1.27cm" svg:y="12.309cm">
          <text:p text:style-name="P15">Rendering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3.302cm" svg:height="1.778cm" svg:x="6.604cm" svg:y="12.309cm">
          <text:p text:style-name="P15">Tone mapping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064cm" svg:height="1.778cm" svg:x="12.192cm" svg:y="12.309cm">
          <text:p text:style-name="P15">Display encoding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3.302cm" svg:height="1.778cm" svg:x="18.442cm" svg:y="12.309cm">
          <text:p text:style-name="P15">Display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048cm" svg:height="1.778cm" svg:x="23.976cm" svg:y="12.309cm">
          <text:p text:style-name="P15">Viewer</text:p>
          <text:p text:style-name="P15">User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.778cm" svg:height="0.508cm" svg:x="4.572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1" draw:layer="layout" svg:width="2.153cm" svg:height="1.123cm" svg:x="4.572cm" svg:y="12.109cm">
          <draw:text-box>
            <text:p text:style-name="P5"><text:span text:style-name="T9">Linear scene </text:span></text:p>
            <text:p text:style-name="P5"><text:span text:style-name="T9">color</text:span></text:p>
          </draw:text-box>
        </draw:frame>
        <draw:custom-shape draw:style-name="gr8" draw:text-style-name="P15" draw:layer="layout" svg:width="1.778cm" svg:height="0.508cm" svg:x="10.16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778cm" svg:height="0.508cm" svg:x="16.51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5" draw:layer="layout" svg:width="1.778cm" svg:height="0.508cm" svg:x="22.098cm" svg:y="13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1" draw:layer="layout" svg:width="2.318cm" svg:height="1.123cm" svg:x="10.06cm" svg:y="11.92cm">
          <draw:text-box>
            <text:p text:style-name="P5"><text:span text:style-name="T9">Linear display </text:span></text:p>
            <text:p text:style-name="P5"><text:span text:style-name="T9">color</text:span></text:p>
          </draw:text-box>
        </draw:frame>
        <draw:frame draw:style-name="gr9" draw:text-style-name="P11" draw:layer="layout" svg:width="1.929cm" svg:height="1.559cm" svg:x="16.524cm" svg:y="11.72cm">
          <draw:text-box>
            <text:p text:style-name="P5"><text:span text:style-name="T9">Non-linear </text:span></text:p>
            <text:p text:style-name="P5"><text:span text:style-name="T9">display </text:span></text:p>
            <text:p text:style-name="P5"><text:span text:style-name="T9">color</text:span></text:p>
          </draw:text-box>
        </draw:frame>
        <draw:frame draw:style-name="gr9" draw:text-style-name="P11" draw:layer="layout" svg:width="1.463cm" svg:height="1.559cm" svg:x="22.047cm" svg:y="11.766cm">
          <draw:text-box>
            <text:p text:style-name="P5"><text:span text:style-name="T9">Linear </text:span></text:p>
            <text:p text:style-name="P5"><text:span text:style-name="T9">display </text:span></text:p>
            <text:p text:style-name="P5"><text:span text:style-name="T9">color</text:span></text:p>
          </draw:text-box>
        </draw:frame>
        <draw:frame draw:style-name="gr10" draw:text-style-name="P16" draw:layer="layout" svg:width="7.112cm" svg:height="1.825cm" svg:x="1.27cm" svg:y="10.785cm">
          <draw:text-box>
            <text:p text:style-name="P5">Scene-referred image state</text:p>
          </draw:text-box>
        </draw:frame>
        <draw:frame draw:style-name="gr11" draw:text-style-name="P18" draw:layer="layout" svg:width="7.112cm" svg:height="1.825cm" svg:x="15.24cm" svg:y="10.763cm">
          <draw:text-box>
            <text:p text:style-name="P17"><text:span text:style-name="T14">Display</text:span>-referred image state</text:p>
          </draw:text-box>
        </draw:frame>
        <draw:frame presentation:style-name="pr6" draw:text-style-name="P19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 text:style-name="P19">Tone mapping is step between <text:span text:style-name="T1">image states</text:span>*:</text:p>
                <text:list>
                  <text:list-item>
                    <text:p text:style-name="P5"><text:span text:style-name="T1">Scene-referred</text:span></text:p>
                    <text:list>
                      <text:list-item>
                        <text:p text:style-name="P5">Defined in reference to scene color (radiance) values.</text:p>
                      </text:list-item>
                      <text:list-item>
                        <text:p text:style-name="P5">Physically-based rendering computations are correct for this state</text:p>
                      </text:list-item>
                    </text:list>
                  </text:list-item>
                  <text:list-item>
                    <text:p text:style-name="P5"><text:span text:style-name="T1">Display-referred</text:span></text:p>
                    <text:list>
                      <text:list-item>
                        <text:p text:style-name="P20"><text:span text:style-name="T15">Defined in reference to display color </text:span>(radiance) value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2" draw:layer="layout" svg:width="25.908cm" svg:height="0.687cm" svg:x="0.254cm" svg:y="14.986cm">
          <draw:text-box>
            <text:p text:style-name="P21"><text:span text:style-name="T16">* </text:span><text:span text:style-name="T9">Display limitations require non-linear transform between two st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3" draw:layer="layout" svg:width="25.199cm" svg:height="2.629cm" svg:x="1.4cm" svg:y="0.628cm" presentation:class="title" presentation:user-transformed="true">
          <draw:text-box>
            <text:p text:style-name="P3">Tone mapping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7">Tone mapping (</text:span>end-to-end or scene-to-screen transfer) is about converting scene color values to display radiance values</text:p>
                <text:list>
                  <text:list-item>
                    <text:p text:style-name="P5">Goal 1: <text:span text:style-name="T1">image reproduction</text:span> - create display-referred image that reproduces, as closely as possible given display and viewing properties, perceptual impression that viewer would have if they were observing original scene.</text:p>
                  </text:list-item>
                  <text:list-item>
                    <text:p text:style-name="P5">Goal 2: <text:span text:style-name="T1">preferred image reproduction</text:span> – create display-referred image that looks better (to some criteria) than original sce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3" draw:layer="layout" svg:width="25.199cm" svg:height="2.629cm" svg:x="1.4cm" svg:y="0.628cm" presentation:class="title" presentation:user-transformed="true">
          <draw:text-box>
            <text:p text:style-name="P3">Tone mapping: image reproduction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Reproduce a similar perceptual impression as the original scene, problems:</text:p>
                <text:list>
                  <text:list-item>
                    <text:p text:style-name="P5">Original scene <text:span text:style-name="T1">luminance</text:span> exceeds display capabilities </text:p>
                  </text:list-item>
                  <text:list-item>
                    <text:p text:style-name="P5"><text:span text:style-name="T1">Saturation</text:span> (purity) of original scene also exceeds display capabilities</text:p>
                  </text:list-item>
                </text:list>
              </text:list-item>
              <text:list-item>
                <text:p text:style-name="P5"><text:span text:style-name="T1">Exposure</text:span> is another term critical to image reproduction</text:p>
                <text:list>
                  <text:list-item>
                    <text:p text:style-name="P5">Exposure in photography refers to controlling the amount of light falling on film/sensor.</text:p>
                  </text:list-item>
                  <text:list-item>
                    <text:p text:style-name="P5">In rendering, exposure is a linear scaling operation performed on scene-referred image before tone mapping is applied.</text:p>
                  </text:list-item>
                </text:list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7"><text:span text:style-name="T3">Tone mapping: image reproduction</text:span></text:p>
          </draw:text-box>
        </draw:frame>
        <draw:frame presentation:style-name="pr4" draw:text-style-name="P23" draw:layer="layout" svg:width="25.199cm" svg:height="9.134cm" svg:x="1.4cm" svg:y="3.685cm" presentation:class="outline">
          <draw:text-box>
            <text:list text:style-name="L2">
              <text:list-item>
                <text:p text:style-name="P23"><text:span text:style-name="T4">&lt;image: image with and without image reproduction tone mapping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7"><text:span text:style-name="T3">Tone mapping: image reproducti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Global tone mapping:</text:span></text:p>
                <text:list>
                  <text:list-item>
                    <text:p>Scaling by exposure</text:p>
                  </text:list-item>
                  <text:list-item>
                    <text:p>Then applying tone repoducton</text:p>
                  </text:list-item>
                </text:list>
              </text:list-item>
              <text:list-item>
                <text:p>Local tone mapping:</text:p>
                <text:list>
                  <text:list-item>
                    <text:p>Different mapping pixel-to-pixel based on surrounding pixels and other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text-style-name="P24" draw:layer="layout" svg:width="25.199cm" svg:height="2.629cm" svg:x="1.4cm" svg:y="0.628cm" presentation:class="title" presentation:user-transformed="true">
          <draw:text-box>
            <text:p text:style-name="P24"><text:span text:style-name="T2">Global tone mapp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Tone reporduction</text:p>
                <text:list>
                  <text:list-item>
                    <text:p text:style-name="P5"><text:span text:style-name="T4">TODO - RTR 8.2</text:span></text:p>
                  </text:list-item>
                </text:list>
              </text:list-item>
              <text:list-item>
                <text:p text:style-name="P5">Exposure</text:p>
                <text:list>
                  <text:list-item>
                    <text:p text:style-name="P9"><text:span text:style-name="T18">TODO </text:span><text:span text:style-name="T19">- RTR 8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0" draw:text-style-name="P3" draw:layer="layout" svg:width="25.199cm" svg:height="3.863cm" svg:x="1.4cm" svg:y="0.011cm" presentation:class="title" presentation:user-transformed="true">
          <draw:text-box>
            <text:p text:style-name="P3">Tone mapping: preferred image reproduction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Creative manipulation of image colors to obtain image desired artistic “look” - is called <text:span text:style-name="T1">color grading</text:span>.</text:p>
              </text:list-item>
              <text:list-item>
                <text:p text:style-name="P5"><text:span text:style-name="T1">Grading look up tables</text:span> (LUT) contain desired color transformations which are applied on image</text:p>
                <text:list>
                  <text:list-item>
                    <text:p text:style-name="P5">e.g., baked color curves</text:p>
                  </text:list-item>
                </text:list>
              </text:list-item>
              <text:list-item>
                <text:p text:style-name="P5">Color grading is possible on:</text:p>
                <text:list>
                  <text:list-item>
                    <text:p text:style-name="P5">Scene-referred images: produce hi-fi results</text:p>
                  </text:list-item>
                  <text:list-item>
                    <text:p text:style-name="P5">Display-referred images: easier to set-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lor grading</text:p>
          </draw:text-box>
        </draw:frame>
        <draw:frame presentation:style-name="pr4" draw:text-style-name="P25" draw:layer="layout" svg:width="25.199cm" svg:height="9.134cm" svg:x="1.4cm" svg:y="3.685cm" presentation:class="outline">
          <draw:text-box>
            <text:list text:style-name="L2">
              <text:list-item>
                <text:p text:style-name="P25"><text:span text:style-name="T19">&lt;example of color graded images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3">More into topic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https://developer.nvidia.com/sites/default/files/akamai/gameworks/hdr/UHDColorForGames.pdf</text:p>
              </text:list-item>
              <text:list-item>
                <text:p text:style-name="P5">Color grading: <text:a xlink:href="http://filmicworlds.com/blog/minimal-color-grading-tools/" xlink:type="simple">http://filmicworlds.com/blog/minimal-color-grading-tools/</text:a></text:p>
              </text:list-item>
              <text:list-item>
                <text:p text:style-name="P5"><text:a xlink:href="https://cinematiccolor.org/" xlink:type="simple">https://cinematiccolor.org/</text:a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xture image compression<text:tab/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TR 6.2.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8:16:23.183873625</meta:creation-date>
    <meta:generator>LibreOffice/6.4.7.2$Linux_X86_64 LibreOffice_project/40$Build-2</meta:generator>
    <dc:date>2022-12-13T10:27:13.269497593</dc:date>
    <meta:editing-duration>PT2H40M50S</meta:editing-duration>
    <meta:editing-cycles>53</meta:editing-cycles>
    <meta:document-statistic meta:object-count="140"/>
  </office:meta>
</office:document-meta>
</file>